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licateAction.ReplicateAction( final FileObject srcFile , final Fil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vilegedFileReplicator.setLogger( final Log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ivilegedFileReplicator.replicateFile( FileObject srcFile , FileSelector sel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ivilegedFileReplicato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ivilegedFileReplicator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ivilegedFileReplicator.PrivilegedFileReplicator( FileReplicator repli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oseAction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licateAction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Action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vilegedFileReplicator.setContext( final VfsComponent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